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ltonian Tattoo" svg:font-family="'Miltonian Tattoo', sans-serif"/>
    <style:font-face style:name="inherit" svg:font-family="inherit"/>
    <style:font-face style:name="monospace1" svg:font-family="monospace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cm" fo:margin-left="0cm" table:align="left" fo:background-color="#272822">
        <style:background-image/>
      </style:table-properties>
    </style:style>
    <style:style style:name="Table1.A" style:family="table-column">
      <style:table-column-properties style:column-width="0.399cm"/>
    </style:style>
    <style:style style:name="Table1.B" style:family="table-column">
      <style:table-column-properties style:column-width="17.101cm"/>
    </style:style>
    <style:style style:name="Table1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7.5cm" fo:margin-left="0cm" table:align="left" fo:background-color="#272822">
        <style:background-image/>
      </style:table-properties>
    </style:style>
    <style:style style:name="Table2.A" style:family="table-column">
      <style:table-column-properties style:column-width="0.399cm"/>
    </style:style>
    <style:style style:name="Table2.B" style:family="table-column">
      <style:table-column-properties style:column-width="17.101cm"/>
    </style:style>
    <style:style style:name="Table2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P1" style:family="paragraph" style:parent-style-name="Heading_20_1"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Miltonian Tattoo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Miltonian Tattoo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Miltonian Tattoo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fo:background-color="#32322a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75715e" style:font-name="inherit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8f8f2" style:font-name="inherit" loext:padding="0cm" loext:border="none"/>
    </style:style>
    <style:style style:name="P13" style:family="paragraph" style:parent-style-name="Heading_20_2"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P14" style:family="paragraph" style:parent-style-name="Heading_20_2">
      <style:text-properties fo:font-variant="normal" fo:text-transform="none" fo:color="#dd0000" style:font-name="inherit" fo:font-size="13pt" fo:letter-spacing="normal" fo:font-style="normal" fo:font-weight="bold" style:font-size-asian="13pt" style:font-size-complex="13pt" loext:padding="0cm" loext:border="none"/>
    </style:style>
    <style:style style:name="P15" style:family="paragraph" style:parent-style-name="Heading_20_3">
      <style:text-properties fo:font-variant="normal" fo:text-transform="none" fo:color="#dd0000" style:font-name="inherit" fo:font-size="16.5pt" fo:letter-spacing="normal" fo:font-style="normal" fo:font-weight="bold" loext:padding="0cm" loext:border="none"/>
    </style:style>
    <style:style style:name="T1" style:family="text">
      <style:text-properties fo:font-variant="normal" fo:text-transform="none" fo:color="#000000" style:font-name="Miltonian Tattoo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Miltonian Tatto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1.25pt" fo:letter-spacing="normal" fo:font-style="normal" fo:font-weight="bold" fo:background-color="#ffff00" loext:char-shading-value="0" loext:padding="0cm" loext:border="none"/>
    </style:style>
    <style:style style:name="T4" style:family="text">
      <style:text-properties fo:font-variant="normal" fo:text-transform="none" fo:color="#000000" style:font-name="monospace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style:font-name="inherit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inherit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000000" style:font-name="inherit" fo:font-size="11.25pt" fo:letter-spacing="normal" fo:font-style="italic" fo:font-weight="normal" loext:padding="0cm" loext:border="none"/>
    </style:style>
    <style:style style:name="T9" style:family="text">
      <style:text-properties officeooo:rsid="001fb5b4"/>
    </style:style>
    <style:style style:name="T10" style:family="text">
      <style:text-properties fo:color="#a6e22d"/>
    </style:style>
    <style:style style:name="T11" style:family="text">
      <style:text-properties fo:color="#006fe0"/>
    </style:style>
    <style:style style:name="T12" style:family="text">
      <style:text-properties fo:color="#006fe0" style:font-name="inherit"/>
    </style:style>
    <style:style style:name="T13" style:family="text">
      <style:text-properties fo:color="#f92650"/>
    </style:style>
    <style:style style:name="T14" style:family="text">
      <style:text-properties fo:color="#f92650" style:font-name="inherit"/>
    </style:style>
    <style:style style:name="T15" style:family="text">
      <style:text-properties fo:color="#f8f8f2"/>
    </style:style>
    <style:style style:name="T16" style:family="text">
      <style:text-properties fo:color="#f8f8f2" style:font-name="inherit"/>
    </style:style>
    <style:style style:name="T17" style:family="text">
      <style:text-properties fo:color="#66d9ef"/>
    </style:style>
    <style:style style:name="T18" style:family="text">
      <style:text-properties fo:color="#e6db5d" style:font-name="inherit"/>
    </style:style>
    <style:style style:name="T19" style:family="text">
      <style:text-properties fo:color="#ae81ff"/>
    </style:style>
    <style:style style:name="T20" style:family="text">
      <style:text-properties style:font-name="inherit"/>
    </style:style>
    <style:style style:name="T21" style:family="text">
      <style:text-properties fo:color="#75715e"/>
    </style:style>
    <style:style style:name="T22" style:family="text">
      <style:text-properties fo:font-size="14pt" fo:font-weight="bold" officeooo:rsid="002043a9" fo:background-color="#ffff00" loext:char-shading-value="0" style:font-size-asian="14pt" style:font-weight-asian="bold" style:font-size-complex="14pt" style:font-weight-complex="bold"/>
    </style:style>
    <style:style style:name="T23" style:family="text">
      <style:text-properties fo:color="#6699cc" style:font-name="Miltonian Tattoo" fo:font-size="14.25pt" fo:letter-spacing="normal" fo:font-style="italic" fo:font-weight="normal"/>
    </style:style>
    <style:style style:name="T24" style:family="text">
      <style:text-properties fo:color="#6699cc" style:font-name="Miltonian Tattoo" fo:font-size="14.25pt" fo:letter-spacing="normal" fo:font-style="italic" fo:font-weight="normal" officeooo:rsid="0020a11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272822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 text:name="Dynamically_Creation_of_Tasklet"/><text:s text:c="3"/><text:tab/><text:tab/> <text:s text:c="3"/>Dynamically Creation of Tasklet</text:h>
      <text:p text:style-name="Standard"/>
      <text:h text:style-name="P14" text:outline-level="2"><text:bookmark text:name="tasklet_init"/>tasklet_init</text:h>
      <text:p text:style-name="P2">This function used to Initialize the tasklet in dynamically.</text:p>
      <text:p text:style-name="Standard"/>
      <text:p text:style-name="Standard"><text:tab/><text:tab/><text:span text:style-name="Strong_20_Emphasis"><text:span text:style-name="Source_20_Text"><text:span text:style-name="T3">void tasklet_init ( struct tasklet_struct *t,void(*)<text:tab/><text:tab/><text:tab/> <text:s text:c="16"/>(unsigned long) func, unsigned long data);</text:span></text:span></text:span></text:p>
      <text:p text:style-name="Standard"/>
      <text:p text:style-name="P3">Where,</text:p>
      <text:p text:style-name="Standard"/>
      <text:p text:style-name="Standard"><text:tab/><text:span text:style-name="Source_20_Text"><text:span text:style-name="T4">t </text:span></text:span><text:span text:style-name="T5">– </text:span><text:span text:style-name="T1">tasklet struct that should be initialized</text:span></text:p>
      <text:p text:style-name="Standard"><text:tab/><text:span text:style-name="Source_20_Text"><text:span text:style-name="T4">func </text:span></text:span><text:span text:style-name="T5">– </text:span><text:span text:style-name="T1">This is the main function of the tasklet. Pointer to the function that needs to <text:tab/><text:tab/> <text:s text:c="2"/>scheduled for execution at a later time.</text:span></text:p>
      <text:p text:style-name="Standard"><text:tab/><text:span text:style-name="T9">d</text:span><text:span text:style-name="Source_20_Text"><text:span text:style-name="T4">ata </text:span></text:span><text:span text:style-name="T5">– </text:span><text:span text:style-name="T1">Data to be passed to the function “func”.</text:span></text:p>
      <text:p text:style-name="Standard"><text:tab/></text:p>
      <text:p text:style-name="Standard"/>
      <text:p text:style-name="Standard"/>
      <text:h text:style-name="P15" text:outline-level="3"><text:bookmark text:name="Example"/>Example</text:h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1</text:p>
            <text:p text:style-name="P8">2</text:p>
            <text:p text:style-name="P7">3</text:p>
            <text:p text:style-name="P8">4</text:p>
            <text:p text:style-name="P7">5</text:p>
            <text:p text:style-name="P8">6</text:p>
            <text:p text:style-name="P7">7</text:p>
            <text:p text:style-name="P8">8</text:p>
            <text:p text:style-name="P7">9</text:p>
          </table:table-cell>
          <table:table-cell table:style-name="Table1.B1" office:value-type="string">
            <text:section text:style-name="Sect1" text:name="crayon-5bb6e7bf944e9904133513-1">
              <text:p text:style-name="P10">/* Tasklet by Dynamic Method */</text:p>
            </text:section>
            <text:section text:style-name="Sect2" text:name="crayon-5bb6e7bf944e9904133513-2">
              <text:p text:style-name="P9"><text:span text:style-name="T10">struct</text:span><text:span text:style-name="T11"> </text:span><text:span text:style-name="T13">tasklet_struct *</text:span><text:span text:style-name="T15">tasklet;</text:span></text:p>
            </text:section>
            <text:section text:style-name="Sect1" text:name="crayon-5bb6e7bf944e9904133513-3">
              <text:p text:style-name="P11"/>
            </text:section>
            <text:section text:style-name="Sect2" text:name="crayon-5bb6e7bf944e9904133513-4">
              <text:p text:style-name="P10">/* Init the tasklet bt Dynamic Method */</text:p>
            </text:section>
            <text:section text:style-name="Sect1" text:name="crayon-5bb6e7bf944e9904133513-5">
              <text:p text:style-name="P9"><text:span text:style-name="T15">Tasklet =</text:span><text:span text:style-name="T11"> </text:span><text:span text:style-name="T13">kmalloc</text:span><text:span text:style-name="T15">(</text:span><text:span text:style-name="T13">sizeof</text:span><text:span text:style-name="T15">(</text:span><text:span text:style-name="T10">struct</text:span><text:span text:style-name="T11"> </text:span><text:span text:style-name="T15">tasklet_struct),GFP_KERNEL);</text:span></text:p>
            </text:section>
            <text:section text:style-name="Sect2" text:name="crayon-5bb6e7bf944e9904133513-6">
              <text:p text:style-name="P9"><text:span text:style-name="T17">if</text:span><text:span text:style-name="T15">(tasklet</text:span><text:span text:style-name="T11"> </text:span><text:span text:style-name="T15">==</text:span><text:span text:style-name="T11"> </text:span><text:span text:style-name="T10">NULL</text:span><text:span text:style-name="T15">)</text:span><text:span text:style-name="T11"> </text:span><text:span text:style-name="T15">{</text:span></text:p>
            </text:section>
            <text:section text:style-name="Sect1" text:name="crayon-5bb6e7bf944e9904133513-7">
              <text:p text:style-name="P11"><text:span text:style-name="T14">printk</text:span><text:span text:style-name="T16">(KERN_</text:span><text:span text:style-name="T20">INFO</text:span><text:span text:style-name="T12"> </text:span><text:span text:style-name="T18">"etx_device: cannot allocate Memory"</text:span><text:span text:style-name="T16">);</text:span></text:p>
            </text:section>
            <text:section text:style-name="Sect2" text:name="crayon-5bb6e7bf944e9904133513-8">
              <text:p text:style-name="P12">}</text:p>
            </text:section>
            <text:section text:style-name="Sect1" text:name="crayon-5bb6e7bf944e9904133513-9">
              <text:p text:style-name="P9"><text:span text:style-name="T13">tasklet_init</text:span><text:span text:style-name="T15">(tasklet,tasklet_fn,</text:span><text:span text:style-name="T19">0</text:span><text:span text:style-name="T15">);</text:span></text:p>
            </text:section>
          </table:table-cell>
        </table:table-row>
      </table:table>
      <text:p text:style-name="Standard"/>
      <text:p text:style-name="P4">Now we will see how the function is working in background. When I call the function like above, it assigns the parameter to the passed tasklet structure. It will be looks like below.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1</text:p>
            <text:p text:style-name="P8">2</text:p>
            <text:p text:style-name="P7">3</text:p>
            <text:p text:style-name="P8">4</text:p>
          </table:table-cell>
          <table:table-cell table:style-name="Table2.B1" office:value-type="string">
            <text:section text:style-name="Sect1" text:name="crayon-5bb6e7bf944f4620326037-1">
              <text:p text:style-name="P9"><text:span text:style-name="T15">tasklet-&gt;func</text:span><text:span text:style-name="T11"> </text:span><text:span text:style-name="T15">=</text:span><text:span text:style-name="T11"> </text:span><text:span text:style-name="T15">tasklet_fn;</text:span><text:span text:style-name="T11"> <text:s text:c="2"/></text:span><text:span text:style-name="T21">//function</text:span></text:p>
            </text:section>
            <text:section text:style-name="Sect2" text:name="crayon-5bb6e7bf944f4620326037-2">
              <text:p text:style-name="P9"><text:span text:style-name="T15">tasklet-&gt;data</text:span><text:span text:style-name="T11"> </text:span><text:span text:style-name="T15">=</text:span><text:span text:style-name="T11"> </text:span><text:span text:style-name="T19">0</text:span><text:span text:style-name="T15">;</text:span><text:span text:style-name="T11"> <text:s/></text:span><text:span text:style-name="T21">//data arg</text:span></text:p>
            </text:section>
            <text:section text:style-name="Sect1" text:name="crayon-5bb6e7bf944f4620326037-3">
              <text:p text:style-name="P9"><text:span text:style-name="T15">tasklet-&gt;state</text:span><text:span text:style-name="T11"> </text:span><text:span text:style-name="T15">=</text:span><text:span text:style-name="T11"> </text:span><text:span text:style-name="T15">TASKLET_STATE_SCHED;</text:span><text:span text:style-name="T21">//Tasklet state is scheduled</text:span></text:p>
            </text:section>
            <text:section text:style-name="Sect2" text:name="crayon-5bb6e7bf944f4620326037-4">
              <text:p text:style-name="P9"><text:span text:style-name="T13">atomic_set</text:span><text:span text:style-name="T15">(&amp;tasklet-&gt;count,</text:span><text:span text:style-name="T11"> </text:span><text:span text:style-name="T19">0</text:span><text:span text:style-name="T15">);</text:span><text:span text:style-name="T11"> <text:s/></text:span><text:span text:style-name="T21">//taskelet enabled</text:span></text:p>
            </text:section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2"><text:bookmark text:name="Driver_Source_Code"/><text:soft-page-break/>Driver Source Code</text:h>
      <text:p text:style-name="P6"><text:span text:style-name="T2">In that source code, When we read the </text:span><text:span text:style-name="Source_20_Text"><text:span text:style-name="T4">/dev/etx_device </text:span></text:span><text:span text:style-name="T2">interrupt will hit.</text:span></text:p>
      <text:p text:style-name="P4">Whenever interrupt hits, I’m scheduling the task to the tasklet. I’m not going to do any job in both interrupt handler and tasklet function (only print), since it is a tutorial post. But in real tasklet, this function can be used to carry out any operations that need to be scheduled.</text:p>
      <text:p text:style-name="Standard"/>
      <text:p text:style-name="Standard"/>
      <text:p text:style-name="Standard"><text:tab/><text:tab/><text:tab/><text:tab/><text:span text:style-name="T22">dynamic_tasklet.c</text:span></text:p>
      <text:p text:style-name="Standard"/>
      <text:p text:style-name="Standard"/>
      <text:h text:style-name="P1" text:outline-level="1"><text:bookmark text:name="Building_Driver_and_Application"/><text:bookmark text:name="Building_and_Testing_Driver"/>Building and Testing Driver</text:h>
      <text:p text:style-name="Standard"><text:tab/>* <text:span text:style-name="T6">Build the driver by using Makefile (</text:span><text:span text:style-name="Source_20_Text"><text:span text:style-name="Emphasis"><text:span text:style-name="T8">sudo make</text:span></text:span></text:span><text:span text:style-name="T6">)</text:span></text:p>
      <text:p text:style-name="Standard"><text:tab/>* <text:span text:style-name="T6">Load the driver using </text:span><text:span text:style-name="Source_20_Text"><text:span text:style-name="T4">sudo insmod driver.ko</text:span></text:span></text:p>
      <text:p text:style-name="Standard"><text:tab/>* <text:span text:style-name="T6">To trigger interrupt read device file (</text:span><text:span text:style-name="Source_20_Text"><text:span text:style-name="T4">sudo cat /dev/etx_device</text:span></text:span><text:span text:style-name="T6">)</text:span></text:p>
      <text:p text:style-name="Standard"><text:tab/>* <text:span text:style-name="T6">Now see the Dmesg (</text:span><text:span text:style-name="Source_20_Text"><text:span text:style-name="T4">dmesg</text:span></text:span><text:span text:style-name="T6">)</text:span></text:p>
      <text:p text:style-name="Standard"/>
      <text:p text:style-name="P5"><text:span text:style-name="T23">linux@</text:span><text:span text:style-name="T24">dell</text:span><text:span text:style-name="T23">: dmesg</text:span></text:p>
      <text:p text:style-name="Standard"/>
      <text:p text:style-name="P5"><text:span text:style-name="T23">[12372.451624] Major = 246 Minor = 0</text:span><text:line-break/><text:span text:style-name="T23">[12372.456927] Device Driver Insert…Done!!!</text:span><text:line-break/><text:span text:style-name="T23">[12375.112089] Device File Opened…!!!</text:span><text:line-break/><text:span text:style-name="T23">[12375.112109] Read function</text:span><text:line-break/><text:span text:style-name="T23">[12375.112134] Shared IRQ: Interrupt Occurred</text:span><text:line-break/><text:span text:style-name="T23">[12375.112139] Executing Tasklet Function : arg = 0</text:span><text:line-break/><text:span text:style-name="T23">[12375.112147] Device File Closed…!!!</text:span><text:line-break/><text:span text:style-name="T23">[12377.954952] Device Driver Remove…Done!!!</text:span></text:p>
      <text:p text:style-name="Standard"/>
      <text:p text:style-name="Standard"><text:tab/>* <text:span text:style-name="T6">We can able to see the print “</text:span><text:span text:style-name="Strong_20_Emphasis"><text:span text:style-name="T7">Shared IRQ: Interrupt Occurred</text:span></text:span><text:span text:style-name="T6">“ and <text:tab/> <text:s/>“</text:span><text:span text:style-name="Strong_20_Emphasis"><text:span text:style-name="T7">Executing Tasklet Function : arg = 0</text:span></text:span><text:span text:style-name="T6">“</text:span></text:p>
      <text:p text:style-name="Standard"><text:tab/>* <text:span text:style-name="T6">Unload the module using </text:span><text:span text:style-name="Source_20_Text"><text:span text:style-name="T4">sudo rmmod driver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ltonian Tattoo" svg:font-family="'Miltonian Tattoo', sans-serif"/>
    <style:font-face style:name="inherit" svg:font-family="inherit"/>
    <style:font-face style:name="monospace1" svg:font-family="monospace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1.557cm" fo:text-indent="-0.762cm" fo:margin-left="11.55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1.811cm" fo:text-indent="-1.016cm" fo:margin-left="11.81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065cm" fo:text-indent="-1.27cm" fo:margin-left="12.06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2.319cm" fo:text-indent="-1.524cm" fo:margin-left="12.31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2.573cm" fo:text-indent="-1.778cm" fo:margin-left="12.57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2.827cm" fo:text-indent="-2.032cm" fo:margin-left="12.8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3.081cm" fo:text-indent="-2.286cm" fo:margin-left="13.08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3.335cm" fo:text-indent="-2.54cm" fo:margin-left="13.3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3.589cm" fo:text-indent="-2.794cm" fo:margin-left="13.58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3.843cm" fo:text-indent="-3.048cm" fo:margin-left="13.84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45:37.939254932</meta:creation-date>
    <meta:editing-duration>PT2M16S</meta:editing-duration>
    <meta:editing-cycles>2</meta:editing-cycles>
    <meta:generator>LibreOffice/5.1.6.2$Linux_X86_64 LibreOffice_project/10m0$Build-2</meta:generator>
    <dc:date>2018-10-05T11:46:57.781401879</dc:date>
    <meta:document-statistic meta:table-count="2" meta:image-count="0" meta:object-count="0" meta:page-count="5" meta:paragraph-count="49" meta:word-count="337" meta:character-count="2236" meta:non-whitespace-character-count="1888"/>
  </office:meta>
</office:document-meta>
</file>